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 = 0.1, I = 0, D = 0</text:p>
          </table:table-cell>
          <table:table-cell/>
          <table:table-cell office:value-type="string">
            <text:p>P = 1, I = 0, D = 0</text:p>
          </table:table-cell>
          <table:table-cell/>
          <table:table-cell office:value-type="string">
            <text:p>P = 1, I = 0, D = 0.1</text:p>
          </table:table-cell>
          <table:table-cell/>
          <table:table-cell office:value-type="string">
            <text:p>P = 1, I = 0.001, D = 0.1</text:p>
          </table:table-cell>
          <table:table-cell/>
          <table:table-cell office:value-type="string">
            <text:p>P = 10, I = 0, D = 0.5</text:p>
          </table:table-cell>
          <table:table-cell/>
        </table:table-row>
        <table:table-row table:style-name="ro2"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718082033507">
            <text:p>0.7180820335</text:p>
          </table:table-cell>
          <table:table-cell office:value-type="float" office:value="5">
            <text:p>5</text:p>
          </table:table-cell>
          <table:table-cell office:value-type="float" office:value="0.699595609474">
            <text:p>0.6995956095</text:p>
          </table:table-cell>
          <table:table-cell office:value-type="float" office:value="5.5">
            <text:p>5.5</text:p>
          </table:table-cell>
          <table:table-cell office:value-type="float" office:value="0.717504332756">
            <text:p>0.7175043328</text:p>
          </table:table-cell>
          <table:table-cell office:value-type="float" office:value="5.504">
            <text:p>5.504</text:p>
          </table:table-cell>
          <table:table-cell office:value-type="float" office:value="0.715771230503">
            <text:p>0.7157712305</text:p>
          </table:table-cell>
          <table:table-cell office:value-type="float" office:value="43.5">
            <text:p>43.5</text:p>
          </table:table-cell>
          <table:table-cell office:value-type="float" office:value="0.704217215482">
            <text:p>0.7042172155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718082033507">
            <text:p>0.7180820335</text:p>
          </table:table-cell>
          <table:table-cell office:value-type="float" office:value="8">
            <text:p>8</text:p>
          </table:table-cell>
          <table:table-cell office:value-type="float" office:value="0.709416522241">
            <text:p>0.7094165222</text:p>
          </table:table-cell>
          <table:table-cell office:value-type="float" office:value="8.4">
            <text:p>8.4</text:p>
          </table:table-cell>
          <table:table-cell office:value-type="float" office:value="0.716348931254">
            <text:p>0.7163489313</text:p>
          </table:table-cell>
          <table:table-cell office:value-type="float" office:value="8.409">
            <text:p>8.409</text:p>
          </table:table-cell>
          <table:table-cell office:value-type="float" office:value="0.716926632005">
            <text:p>0.716926632</text:p>
          </table:table-cell>
          <table:table-cell office:value-type="float" office:value="73">
            <text:p>73</text:p>
          </table:table-cell>
          <table:table-cell office:value-type="float" office:value="0.715193529752">
            <text:p>0.7151935298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717504332756">
            <text:p>0.7175043328</text:p>
          </table:table-cell>
          <table:table-cell office:value-type="float" office:value="11">
            <text:p>11</text:p>
          </table:table-cell>
          <table:table-cell office:value-type="float" office:value="0.711727325246">
            <text:p>0.7117273252</text:p>
          </table:table-cell>
          <table:table-cell office:value-type="float" office:value="11.4">
            <text:p>11.4</text:p>
          </table:table-cell>
          <table:table-cell office:value-type="float" office:value="0.717504332756">
            <text:p>0.7175043328</text:p>
          </table:table-cell>
          <table:table-cell office:value-type="float" office:value="11.414">
            <text:p>11.414</text:p>
          </table:table-cell>
          <table:table-cell office:value-type="float" office:value="0.718659734258">
            <text:p>0.7186597343</text:p>
          </table:table-cell>
          <table:table-cell office:value-type="float" office:value="103">
            <text:p>103</text:p>
          </table:table-cell>
          <table:table-cell office:value-type="float" office:value="0.716926632005">
            <text:p>0.716926632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721548238013">
            <text:p>0.721548238</text:p>
          </table:table-cell>
          <table:table-cell office:value-type="float" office:value="14">
            <text:p>14</text:p>
          </table:table-cell>
          <table:table-cell office:value-type="float" office:value="0.717504332756">
            <text:p>0.7175043328</text:p>
          </table:table-cell>
          <table:table-cell office:value-type="float" office:value="14.4">
            <text:p>14.4</text:p>
          </table:table-cell>
          <table:table-cell office:value-type="float" office:value="0.717504332756">
            <text:p>0.7175043328</text:p>
          </table:table-cell>
          <table:table-cell office:value-type="float" office:value="14.419">
            <text:p>14.419</text:p>
          </table:table-cell>
          <table:table-cell office:value-type="float" office:value="0.705372616984">
            <text:p>0.705372617</text:p>
          </table:table-cell>
          <table:table-cell office:value-type="float" office:value="133">
            <text:p>133</text:p>
          </table:table-cell>
          <table:table-cell office:value-type="float" office:value="0.717504332756">
            <text:p>0.7175043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17504332756">
            <text:p>0.7175043328</text:p>
          </table:table-cell>
          <table:table-cell office:value-type="float" office:value="17">
            <text:p>17</text:p>
          </table:table-cell>
          <table:table-cell office:value-type="float" office:value="0.71981513576">
            <text:p>0.7198151358</text:p>
          </table:table-cell>
          <table:table-cell office:value-type="float" office:value="17.4">
            <text:p>17.4</text:p>
          </table:table-cell>
          <table:table-cell office:value-type="float" office:value="0.707683419988">
            <text:p>0.70768342</text:p>
          </table:table-cell>
          <table:table-cell office:value-type="float" office:value="17.424">
            <text:p>17.424</text:p>
          </table:table-cell>
          <table:table-cell office:value-type="float" office:value="0.714615829001">
            <text:p>0.714615829</text:p>
          </table:table-cell>
          <table:table-cell office:value-type="float" office:value="163">
            <text:p>16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705372616984">
            <text:p>0.705372617</text:p>
          </table:table-cell>
          <table:table-cell office:value-type="float" office:value="20">
            <text:p>20</text:p>
          </table:table-cell>
          <table:table-cell office:value-type="float" office:value="0.719237435009">
            <text:p>0.719237435</text:p>
          </table:table-cell>
          <table:table-cell office:value-type="float" office:value="20.4">
            <text:p>20.4</text:p>
          </table:table-cell>
          <table:table-cell office:value-type="float" office:value="0.718659734258">
            <text:p>0.7186597343</text:p>
          </table:table-cell>
          <table:table-cell office:value-type="float" office:value="20.429">
            <text:p>20.429</text:p>
          </table:table-cell>
          <table:table-cell office:value-type="float" office:value="0.716926632005">
            <text:p>0.716926632</text:p>
          </table:table-cell>
          <table:table-cell office:value-type="float" office:value="193">
            <text:p>193</text:p>
          </table:table-cell>
          <table:table-cell office:value-type="float" office:value="0.720392836511">
            <text:p>0.7203928365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719237435009">
            <text:p>0.719237435</text:p>
          </table:table-cell>
          <table:table-cell office:value-type="float" office:value="24">
            <text:p>24</text:p>
          </table:table-cell>
          <table:table-cell office:value-type="float" office:value="0.708261120739">
            <text:p>0.7082611207</text:p>
          </table:table-cell>
          <table:table-cell office:value-type="float" office:value="23.4">
            <text:p>23.4</text:p>
          </table:table-cell>
          <table:table-cell office:value-type="float" office:value="0.712882726748">
            <text:p>0.7128827267</text:p>
          </table:table-cell>
          <table:table-cell office:value-type="float" office:value="23.434">
            <text:p>23.434</text:p>
          </table:table-cell>
          <table:table-cell office:value-type="float" office:value="0.708261120739">
            <text:p>0.7082611207</text:p>
          </table:table-cell>
          <table:table-cell office:value-type="float" office:value="223">
            <text:p>223</text:p>
          </table:table-cell>
          <table:table-cell office:value-type="float" office:value="0.714615829001">
            <text:p>0.71461582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715771230503">
            <text:p>0.7157712305</text:p>
          </table:table-cell>
          <table:table-cell office:value-type="float" office:value="27">
            <text:p>27</text:p>
          </table:table-cell>
          <table:table-cell office:value-type="float" office:value="0.719237435009">
            <text:p>0.719237435</text:p>
          </table:table-cell>
          <table:table-cell office:value-type="float" office:value="26.4">
            <text:p>26.4</text:p>
          </table:table-cell>
          <table:table-cell office:value-type="float" office:value="0.717504332756">
            <text:p>0.7175043328</text:p>
          </table:table-cell>
          <table:table-cell office:value-type="float" office:value="26.439">
            <text:p>26.439</text:p>
          </table:table-cell>
          <table:table-cell office:value-type="float" office:value="0.718659734258">
            <text:p>0.7186597343</text:p>
          </table:table-cell>
          <table:table-cell office:value-type="float" office:value="253">
            <text:p>25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718082033507">
            <text:p>0.7180820335</text:p>
          </table:table-cell>
          <table:table-cell office:value-type="float" office:value="30">
            <text:p>30</text:p>
          </table:table-cell>
          <table:table-cell office:value-type="float" office:value="0.718082033507">
            <text:p>0.7180820335</text:p>
          </table:table-cell>
          <table:table-cell office:value-type="float" office:value="29.4">
            <text:p>29.4</text:p>
          </table:table-cell>
          <table:table-cell office:value-type="float" office:value="0.718082033507">
            <text:p>0.7180820335</text:p>
          </table:table-cell>
          <table:table-cell office:value-type="float" office:value="29.444">
            <text:p>29.444</text:p>
          </table:table-cell>
          <table:table-cell office:value-type="float" office:value="0.719237435009">
            <text:p>0.719237435</text:p>
          </table:table-cell>
          <table:table-cell office:value-type="float" office:value="283">
            <text:p>283</text:p>
          </table:table-cell>
          <table:table-cell office:value-type="float" office:value="0.716926632005">
            <text:p>0.716926632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708261120739">
            <text:p>0.7082611207</text:p>
          </table:table-cell>
          <table:table-cell office:value-type="float" office:value="33">
            <text:p>33</text:p>
          </table:table-cell>
          <table:table-cell office:value-type="float" office:value="0.720392836511">
            <text:p>0.7203928365</text:p>
          </table:table-cell>
          <table:table-cell office:value-type="float" office:value="32.4">
            <text:p>32.4</text:p>
          </table:table-cell>
          <table:table-cell office:value-type="float" office:value="0.717504332756">
            <text:p>0.7175043328</text:p>
          </table:table-cell>
          <table:table-cell office:value-type="float" office:value="32.449">
            <text:p>32.449</text:p>
          </table:table-cell>
          <table:table-cell office:value-type="float" office:value="0.709994222992">
            <text:p>0.709994223</text:p>
          </table:table-cell>
          <table:table-cell office:value-type="float" office:value="313">
            <text:p>31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719237435009">
            <text:p>0.719237435</text:p>
          </table:table-cell>
          <table:table-cell office:value-type="float" office:value="36">
            <text:p>36</text:p>
          </table:table-cell>
          <table:table-cell office:value-type="float" office:value="0.718082033507">
            <text:p>0.7180820335</text:p>
          </table:table-cell>
          <table:table-cell office:value-type="float" office:value="35.4">
            <text:p>35.4</text:p>
          </table:table-cell>
          <table:table-cell office:value-type="float" office:value="0.718659734258">
            <text:p>0.7186597343</text:p>
          </table:table-cell>
          <table:table-cell office:value-type="float" office:value="35.454">
            <text:p>35.454</text:p>
          </table:table-cell>
          <table:table-cell office:value-type="float" office:value="0.717504332756">
            <text:p>0.7175043328</text:p>
          </table:table-cell>
          <table:table-cell office:value-type="float" office:value="343">
            <text:p>34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716926632005">
            <text:p>0.716926632</text:p>
          </table:table-cell>
          <table:table-cell office:value-type="float" office:value="39">
            <text:p>39</text:p>
          </table:table-cell>
          <table:table-cell office:value-type="float" office:value="0.718082033507">
            <text:p>0.7180820335</text:p>
          </table:table-cell>
          <table:table-cell office:value-type="float" office:value="38.4">
            <text:p>38.4</text:p>
          </table:table-cell>
          <table:table-cell office:value-type="float" office:value="0.715193529752">
            <text:p>0.7151935298</text:p>
          </table:table-cell>
          <table:table-cell office:value-type="float" office:value="38.459">
            <text:p>38.459</text:p>
          </table:table-cell>
          <table:table-cell office:value-type="float" office:value="0.719237435009">
            <text:p>0.719237435</text:p>
          </table:table-cell>
          <table:table-cell office:value-type="float" office:value="373">
            <text:p>37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717504332756">
            <text:p>0.7175043328</text:p>
          </table:table-cell>
          <table:table-cell office:value-type="float" office:value="42">
            <text:p>42</text:p>
          </table:table-cell>
          <table:table-cell office:value-type="float" office:value="0.702484113229">
            <text:p>0.7024841132</text:p>
          </table:table-cell>
          <table:table-cell office:value-type="float" office:value="41.4">
            <text:p>41.4</text:p>
          </table:table-cell>
          <table:table-cell office:value-type="float" office:value="0.713460427499">
            <text:p>0.7134604275</text:p>
          </table:table-cell>
          <table:table-cell office:value-type="float" office:value="41.464">
            <text:p>41.464</text:p>
          </table:table-cell>
          <table:table-cell office:value-type="float" office:value="0.712882726748">
            <text:p>0.7128827267</text:p>
          </table:table-cell>
          <table:table-cell office:value-type="float" office:value="403">
            <text:p>40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719237435009">
            <text:p>0.719237435</text:p>
          </table:table-cell>
          <table:table-cell office:value-type="float" office:value="45">
            <text:p>45</text:p>
          </table:table-cell>
          <table:table-cell office:value-type="float" office:value="0.715193529752">
            <text:p>0.7151935298</text:p>
          </table:table-cell>
          <table:table-cell office:value-type="float" office:value="44.4">
            <text:p>44.4</text:p>
          </table:table-cell>
          <table:table-cell office:value-type="float" office:value="0.716926632005">
            <text:p>0.716926632</text:p>
          </table:table-cell>
          <table:table-cell office:value-type="float" office:value="44.469">
            <text:p>44.469</text:p>
          </table:table-cell>
          <table:table-cell office:value-type="float" office:value="0.716926632005">
            <text:p>0.716926632</text:p>
          </table:table-cell>
          <table:table-cell office:value-type="float" office:value="433">
            <text:p>433</text:p>
          </table:table-cell>
          <table:table-cell office:value-type="float" office:value="0.715193529752">
            <text:p>0.715193529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705372616984">
            <text:p>0.705372617</text:p>
          </table:table-cell>
          <table:table-cell office:value-type="float" office:value="48">
            <text:p>48</text:p>
          </table:table-cell>
          <table:table-cell office:value-type="float" office:value="0.719237435009">
            <text:p>0.719237435</text:p>
          </table:table-cell>
          <table:table-cell office:value-type="float" office:value="45.2">
            <text:p>45.2</text:p>
          </table:table-cell>
          <table:table-cell office:value-type="float" office:value="0.716348931254">
            <text:p>0.7163489313</text:p>
          </table:table-cell>
          <table:table-cell office:value-type="float" office:value="47.474">
            <text:p>47.474</text:p>
          </table:table-cell>
          <table:table-cell office:value-type="float" office:value="0.71981513576">
            <text:p>0.7198151358</text:p>
          </table:table-cell>
          <table:table-cell office:value-type="float" office:value="463">
            <text:p>463</text:p>
          </table:table-cell>
          <table:table-cell office:value-type="float" office:value="0.709994222992">
            <text:p>0.7099942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19237435009">
            <text:p>0.719237435</text:p>
          </table:table-cell>
          <table:table-cell office:value-type="float" office:value="51">
            <text:p>51</text:p>
          </table:table-cell>
          <table:table-cell office:value-type="float" office:value="0.715193529752">
            <text:p>0.7151935298</text:p>
          </table:table-cell>
          <table:table-cell office:value-type="float" office:value="48.4">
            <text:p>48.4</text:p>
          </table:table-cell>
          <table:table-cell office:value-type="float" office:value="0.718082033507">
            <text:p>0.7180820335</text:p>
          </table:table-cell>
          <table:table-cell office:value-type="float" office:value="50.479">
            <text:p>50.479</text:p>
          </table:table-cell>
          <table:table-cell office:value-type="float" office:value="0.718659734258">
            <text:p>0.7186597343</text:p>
          </table:table-cell>
          <table:table-cell office:value-type="float" office:value="493">
            <text:p>493</text:p>
          </table:table-cell>
          <table:table-cell office:value-type="float" office:value="0.709416522241">
            <text:p>0.7094165222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715193529752">
            <text:p>0.7151935298</text:p>
          </table:table-cell>
          <table:table-cell office:value-type="float" office:value="54">
            <text:p>54</text:p>
          </table:table-cell>
          <table:table-cell office:value-type="float" office:value="0.720970537262">
            <text:p>0.7209705373</text:p>
          </table:table-cell>
          <table:table-cell office:value-type="float" office:value="51.4">
            <text:p>51.4</text:p>
          </table:table-cell>
          <table:table-cell office:value-type="float" office:value="0.710571923744">
            <text:p>0.7105719237</text:p>
          </table:table-cell>
          <table:table-cell office:value-type="float" office:value="53.484">
            <text:p>53.484</text:p>
          </table:table-cell>
          <table:table-cell office:value-type="float" office:value="0.70883882149">
            <text:p>0.7088388215</text:p>
          </table:table-cell>
          <table:table-cell office:value-type="float" office:value="523">
            <text:p>523</text:p>
          </table:table-cell>
          <table:table-cell office:value-type="float" office:value="0.705950317735">
            <text:p>0.705950317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718082033507">
            <text:p>0.7180820335</text:p>
          </table:table-cell>
          <table:table-cell office:value-type="float" office:value="57">
            <text:p>57</text:p>
          </table:table-cell>
          <table:table-cell office:value-type="float" office:value="0.720392836511">
            <text:p>0.7203928365</text:p>
          </table:table-cell>
          <table:table-cell office:value-type="float" office:value="54.5">
            <text:p>54.5</text:p>
          </table:table-cell>
          <table:table-cell office:value-type="float" office:value="0.715771230503">
            <text:p>0.7157712305</text:p>
          </table:table-cell>
          <table:table-cell office:value-type="float" office:value="56.489">
            <text:p>56.489</text:p>
          </table:table-cell>
          <table:table-cell office:value-type="float" office:value="0.716926632005">
            <text:p>0.716926632</text:p>
          </table:table-cell>
          <table:table-cell office:value-type="float" office:value="553">
            <text:p>55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717504332756">
            <text:p>0.7175043328</text:p>
          </table:table-cell>
          <table:table-cell office:value-type="float" office:value="60">
            <text:p>60</text:p>
          </table:table-cell>
          <table:table-cell office:value-type="float" office:value="0.718659734258">
            <text:p>0.7186597343</text:p>
          </table:table-cell>
          <table:table-cell office:value-type="float" office:value="57.4">
            <text:p>57.4</text:p>
          </table:table-cell>
          <table:table-cell office:value-type="float" office:value="0.720392836511">
            <text:p>0.7203928365</text:p>
          </table:table-cell>
          <table:table-cell office:value-type="float" office:value="59.494">
            <text:p>59.494</text:p>
          </table:table-cell>
          <table:table-cell office:value-type="float" office:value="0.718082033507">
            <text:p>0.7180820335</text:p>
          </table:table-cell>
          <table:table-cell office:value-type="float" office:value="583">
            <text:p>58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70883882149">
            <text:p>0.7088388215</text:p>
          </table:table-cell>
          <table:table-cell office:value-type="float" office:value="63">
            <text:p>63</text:p>
          </table:table-cell>
          <table:table-cell office:value-type="float" office:value="0.718659734258">
            <text:p>0.7186597343</text:p>
          </table:table-cell>
          <table:table-cell office:value-type="float" office:value="60.4">
            <text:p>60.4</text:p>
          </table:table-cell>
          <table:table-cell office:value-type="float" office:value="0.705950317735">
            <text:p>0.7059503177</text:p>
          </table:table-cell>
          <table:table-cell office:value-type="float" office:value="62.499">
            <text:p>62.499</text:p>
          </table:table-cell>
          <table:table-cell office:value-type="float" office:value="0.708261120739">
            <text:p>0.7082611207</text:p>
          </table:table-cell>
          <table:table-cell office:value-type="float" office:value="592">
            <text:p>592</text:p>
          </table:table-cell>
          <table:table-cell office:value-type="float" office:value="0.714615829001">
            <text:p>0.714615829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716926632005">
            <text:p>0.716926632</text:p>
          </table:table-cell>
          <table:table-cell office:value-type="float" office:value="66">
            <text:p>66</text:p>
          </table:table-cell>
          <table:table-cell office:value-type="float" office:value="0.718082033507">
            <text:p>0.7180820335</text:p>
          </table:table-cell>
          <table:table-cell office:value-type="float" office:value="63.4">
            <text:p>63.4</text:p>
          </table:table-cell>
          <table:table-cell office:value-type="float" office:value="0.716348931254">
            <text:p>0.7163489313</text:p>
          </table:table-cell>
          <table:table-cell office:value-type="float" office:value="65.504">
            <text:p>65.504</text:p>
          </table:table-cell>
          <table:table-cell office:value-type="float" office:value="0.71403812825">
            <text:p>0.7140381283</text:p>
          </table:table-cell>
          <table:table-cell office:value-type="float" office:value="623">
            <text:p>62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705950317735">
            <text:p>0.7059503177</text:p>
          </table:table-cell>
          <table:table-cell office:value-type="float" office:value="69">
            <text:p>69</text:p>
          </table:table-cell>
          <table:table-cell office:value-type="float" office:value="0.716348931254">
            <text:p>0.7163489313</text:p>
          </table:table-cell>
          <table:table-cell office:value-type="float" office:value="66.4">
            <text:p>66.4</text:p>
          </table:table-cell>
          <table:table-cell office:value-type="float" office:value="0.707105719237">
            <text:p>0.7071057192</text:p>
          </table:table-cell>
          <table:table-cell office:value-type="float" office:value="68.509">
            <text:p>68.509</text:p>
          </table:table-cell>
          <table:table-cell office:value-type="float" office:value="0.718082033507">
            <text:p>0.7180820335</text:p>
          </table:table-cell>
          <table:table-cell office:value-type="float" office:value="653">
            <text:p>653</text:p>
          </table:table-cell>
          <table:table-cell office:value-type="float" office:value="0.715771230503">
            <text:p>0.7157712305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717504332756">
            <text:p>0.7175043328</text:p>
          </table:table-cell>
          <table:table-cell office:value-type="float" office:value="72">
            <text:p>72</text:p>
          </table:table-cell>
          <table:table-cell office:value-type="float" office:value="0.718659734258">
            <text:p>0.7186597343</text:p>
          </table:table-cell>
          <table:table-cell office:value-type="float" office:value="69.4">
            <text:p>69.4</text:p>
          </table:table-cell>
          <table:table-cell office:value-type="float" office:value="0.718082033507">
            <text:p>0.7180820335</text:p>
          </table:table-cell>
          <table:table-cell office:value-type="float" office:value="71.514">
            <text:p>71.514</text:p>
          </table:table-cell>
          <table:table-cell office:value-type="float" office:value="0.715771230503">
            <text:p>0.7157712305</text:p>
          </table:table-cell>
          <table:table-cell office:value-type="float" office:value="683">
            <text:p>68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719237435009">
            <text:p>0.719237435</text:p>
          </table:table-cell>
          <table:table-cell office:value-type="float" office:value="75">
            <text:p>75</text:p>
          </table:table-cell>
          <table:table-cell office:value-type="float" office:value="0.716926632005">
            <text:p>0.716926632</text:p>
          </table:table-cell>
          <table:table-cell office:value-type="float" office:value="72.4">
            <text:p>72.4</text:p>
          </table:table-cell>
          <table:table-cell office:value-type="float" office:value="0.67995378394">
            <text:p>0.6799537839</text:p>
          </table:table-cell>
          <table:table-cell office:value-type="float" office:value="74.519">
            <text:p>74.519</text:p>
          </table:table-cell>
          <table:table-cell office:value-type="float" office:value="0.709994222992">
            <text:p>0.709994223</text:p>
          </table:table-cell>
          <table:table-cell office:value-type="float" office:value="713">
            <text:p>71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718082033507">
            <text:p>0.7180820335</text:p>
          </table:table-cell>
          <table:table-cell office:value-type="float" office:value="78">
            <text:p>78</text:p>
          </table:table-cell>
          <table:table-cell office:value-type="float" office:value="0.720392836511">
            <text:p>0.7203928365</text:p>
          </table:table-cell>
          <table:table-cell office:value-type="float" office:value="75.4">
            <text:p>75.4</text:p>
          </table:table-cell>
          <table:table-cell office:value-type="float" office:value="0.675909878683">
            <text:p>0.6759098787</text:p>
          </table:table-cell>
          <table:table-cell office:value-type="float" office:value="77.524">
            <text:p>77.524</text:p>
          </table:table-cell>
          <table:table-cell office:value-type="float" office:value="0.716348931254">
            <text:p>0.7163489313</text:p>
          </table:table-cell>
          <table:table-cell office:value-type="float" office:value="743">
            <text:p>74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14615829001">
            <text:p>0.714615829</text:p>
          </table:table-cell>
          <table:table-cell office:value-type="float" office:value="81">
            <text:p>81</text:p>
          </table:table-cell>
          <table:table-cell office:value-type="float" office:value="0.712882726748">
            <text:p>0.7128827267</text:p>
          </table:table-cell>
          <table:table-cell office:value-type="float" office:value="78.4">
            <text:p>78.4</text:p>
          </table:table-cell>
          <table:table-cell office:value-type="float" office:value="0.711727325246">
            <text:p>0.7117273252</text:p>
          </table:table-cell>
          <table:table-cell office:value-type="float" office:value="80.529">
            <text:p>80.529</text:p>
          </table:table-cell>
          <table:table-cell office:value-type="float" office:value="0.718082033507">
            <text:p>0.7180820335</text:p>
          </table:table-cell>
          <table:table-cell office:value-type="float" office:value="773">
            <text:p>773</text:p>
          </table:table-cell>
          <table:table-cell office:value-type="float" office:value="0.689196995956">
            <text:p>0.68919699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719237435009">
            <text:p>0.719237435</text:p>
          </table:table-cell>
          <table:table-cell office:value-type="float" office:value="84">
            <text:p>84</text:p>
          </table:table-cell>
          <table:table-cell office:value-type="float" office:value="0.716348931254">
            <text:p>0.7163489313</text:p>
          </table:table-cell>
          <table:table-cell office:value-type="float" office:value="81.4">
            <text:p>81.4</text:p>
          </table:table-cell>
          <table:table-cell office:value-type="float" office:value="0.715193529752">
            <text:p>0.7151935298</text:p>
          </table:table-cell>
          <table:table-cell office:value-type="float" office:value="83.534">
            <text:p>83.534</text:p>
          </table:table-cell>
          <table:table-cell office:value-type="float" office:value="0.718659734258">
            <text:p>0.7186597343</text:p>
          </table:table-cell>
          <table:table-cell office:value-type="float" office:value="803">
            <text:p>803</text:p>
          </table:table-cell>
          <table:table-cell office:value-type="float" office:value="0.713460427499">
            <text:p>0.7134604275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716926632005">
            <text:p>0.716926632</text:p>
          </table:table-cell>
          <table:table-cell office:value-type="float" office:value="87">
            <text:p>87</text:p>
          </table:table-cell>
          <table:table-cell office:value-type="float" office:value="0.715771230503">
            <text:p>0.7157712305</text:p>
          </table:table-cell>
          <table:table-cell office:value-type="float" office:value="84.4">
            <text:p>84.4</text:p>
          </table:table-cell>
          <table:table-cell office:value-type="float" office:value="0.688619295205">
            <text:p>0.6886192952</text:p>
          </table:table-cell>
          <table:table-cell office:value-type="float" office:value="86.539">
            <text:p>86.539</text:p>
          </table:table-cell>
          <table:table-cell office:value-type="float" office:value="0.716348931254">
            <text:p>0.7163489313</text:p>
          </table:table-cell>
          <table:table-cell office:value-type="float" office:value="833">
            <text:p>83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718082033507">
            <text:p>0.7180820335</text:p>
          </table:table-cell>
          <table:table-cell office:value-type="float" office:value="90">
            <text:p>90</text:p>
          </table:table-cell>
          <table:table-cell office:value-type="float" office:value="0.712882726748">
            <text:p>0.7128827267</text:p>
          </table:table-cell>
          <table:table-cell office:value-type="float" office:value="87.4">
            <text:p>87.4</text:p>
          </table:table-cell>
          <table:table-cell office:value-type="float" office:value="0.708261120739">
            <text:p>0.7082611207</text:p>
          </table:table-cell>
          <table:table-cell office:value-type="float" office:value="89.544">
            <text:p>89.544</text:p>
          </table:table-cell>
          <table:table-cell office:value-type="float" office:value="0.715193529752">
            <text:p>0.7151935298</text:p>
          </table:table-cell>
          <table:table-cell office:value-type="float" office:value="863">
            <text:p>86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718659734258">
            <text:p>0.7186597343</text:p>
          </table:table-cell>
          <table:table-cell office:value-type="float" office:value="93">
            <text:p>93</text:p>
          </table:table-cell>
          <table:table-cell office:value-type="float" office:value="0.716926632005">
            <text:p>0.716926632</text:p>
          </table:table-cell>
          <table:table-cell office:value-type="float" office:value="90.4">
            <text:p>90.4</text:p>
          </table:table-cell>
          <table:table-cell office:value-type="float" office:value="0.718082033507">
            <text:p>0.7180820335</text:p>
          </table:table-cell>
          <table:table-cell office:value-type="float" office:value="92.549">
            <text:p>92.549</text:p>
          </table:table-cell>
          <table:table-cell office:value-type="float" office:value="0.707683419988">
            <text:p>0.70768342</text:p>
          </table:table-cell>
          <table:table-cell office:value-type="float" office:value="893">
            <text:p>89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711727325246">
            <text:p>0.7117273252</text:p>
          </table:table-cell>
          <table:table-cell office:value-type="float" office:value="96">
            <text:p>96</text:p>
          </table:table-cell>
          <table:table-cell office:value-type="float" office:value="0.715193529752">
            <text:p>0.7151935298</text:p>
          </table:table-cell>
          <table:table-cell office:value-type="float" office:value="93.4">
            <text:p>93.4</text:p>
          </table:table-cell>
          <table:table-cell office:value-type="float" office:value="0.708261120739">
            <text:p>0.7082611207</text:p>
          </table:table-cell>
          <table:table-cell office:value-type="float" office:value="95.554">
            <text:p>95.554</text:p>
          </table:table-cell>
          <table:table-cell office:value-type="float" office:value="0.70883882149">
            <text:p>0.7088388215</text:p>
          </table:table-cell>
          <table:table-cell office:value-type="float" office:value="923">
            <text:p>923</text:p>
          </table:table-cell>
          <table:table-cell office:value-type="float" office:value="0.717504332756">
            <text:p>0.7175043328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697862507221">
            <text:p>0.6978625072</text:p>
          </table:table-cell>
          <table:table-cell office:value-type="float" office:value="99">
            <text:p>99</text:p>
          </table:table-cell>
          <table:table-cell office:value-type="float" office:value="0.718659734258">
            <text:p>0.7186597343</text:p>
          </table:table-cell>
          <table:table-cell office:value-type="float" office:value="96.4">
            <text:p>96.4</text:p>
          </table:table-cell>
          <table:table-cell office:value-type="float" office:value="0.715193529752">
            <text:p>0.7151935298</text:p>
          </table:table-cell>
          <table:table-cell office:value-type="float" office:value="98.559">
            <text:p>98.559</text:p>
          </table:table-cell>
          <table:table-cell office:value-type="float" office:value="0.717504332756">
            <text:p>0.7175043328</text:p>
          </table:table-cell>
          <table:table-cell office:value-type="float" office:value="953">
            <text:p>953</text:p>
          </table:table-cell>
          <table:table-cell office:value-type="float" office:value="0.716348931254">
            <text:p>0.7163489313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0.719237435009">
            <text:p>0.719237435</text:p>
          </table:table-cell>
          <table:table-cell office:value-type="float" office:value="102">
            <text:p>102</text:p>
          </table:table-cell>
          <table:table-cell office:value-type="float" office:value="0.715771230503">
            <text:p>0.7157712305</text:p>
          </table:table-cell>
          <table:table-cell office:value-type="float" office:value="99.4">
            <text:p>99.4</text:p>
          </table:table-cell>
          <table:table-cell office:value-type="float" office:value="0.719237435009">
            <text:p>0.719237435</text:p>
          </table:table-cell>
          <table:table-cell office:value-type="float" office:value="101.564">
            <text:p>101.564</text:p>
          </table:table-cell>
          <table:table-cell office:value-type="float" office:value="0.713460427499">
            <text:p>0.7134604275</text:p>
          </table:table-cell>
          <table:table-cell office:value-type="float" office:value="983">
            <text:p>98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0.715771230503">
            <text:p>0.7157712305</text:p>
          </table:table-cell>
          <table:table-cell office:value-type="float" office:value="105">
            <text:p>105</text:p>
          </table:table-cell>
          <table:table-cell office:value-type="float" office:value="0.71981513576">
            <text:p>0.7198151358</text:p>
          </table:table-cell>
          <table:table-cell office:value-type="float" office:value="102.4">
            <text:p>102.4</text:p>
          </table:table-cell>
          <table:table-cell office:value-type="float" office:value="0.719237435009">
            <text:p>0.719237435</text:p>
          </table:table-cell>
          <table:table-cell office:value-type="float" office:value="104.569">
            <text:p>104.569</text:p>
          </table:table-cell>
          <table:table-cell office:value-type="float" office:value="0.717504332756">
            <text:p>0.7175043328</text:p>
          </table:table-cell>
          <table:table-cell office:value-type="float" office:value="1013">
            <text:p>1013</text:p>
          </table:table-cell>
          <table:table-cell office:value-type="float" office:value="0.722125938764">
            <text:p>0.7221259388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0.714615829001">
            <text:p>0.714615829</text:p>
          </table:table-cell>
          <table:table-cell office:value-type="float" office:value="108">
            <text:p>108</text:p>
          </table:table-cell>
          <table:table-cell office:value-type="float" office:value="0.716926632005">
            <text:p>0.716926632</text:p>
          </table:table-cell>
          <table:table-cell office:value-type="float" office:value="105.6">
            <text:p>105.6</text:p>
          </table:table-cell>
          <table:table-cell office:value-type="float" office:value="0.713460427499">
            <text:p>0.7134604275</text:p>
          </table:table-cell>
          <table:table-cell office:value-type="float" office:value="107.574">
            <text:p>107.574</text:p>
          </table:table-cell>
          <table:table-cell office:value-type="float" office:value="0.715193529752">
            <text:p>0.7151935298</text:p>
          </table:table-cell>
          <table:table-cell office:value-type="float" office:value="1043">
            <text:p>1043</text:p>
          </table:table-cell>
          <table:table-cell office:value-type="float" office:value="0.720392836511">
            <text:p>0.72039283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1981513576">
            <text:p>0.7198151358</text:p>
          </table:table-cell>
          <table:table-cell office:value-type="float" office:value="111">
            <text:p>111</text:p>
          </table:table-cell>
          <table:table-cell office:value-type="float" office:value="0.720392836511">
            <text:p>0.7203928365</text:p>
          </table:table-cell>
          <table:table-cell office:value-type="float" office:value="108.4">
            <text:p>108.4</text:p>
          </table:table-cell>
          <table:table-cell office:value-type="float" office:value="0.715771230503">
            <text:p>0.7157712305</text:p>
          </table:table-cell>
          <table:table-cell office:value-type="float" office:value="110.579">
            <text:p>110.579</text:p>
          </table:table-cell>
          <table:table-cell office:value-type="float" office:value="0.71981513576">
            <text:p>0.7198151358</text:p>
          </table:table-cell>
          <table:table-cell office:value-type="float" office:value="1073">
            <text:p>107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0.713460427499">
            <text:p>0.7134604275</text:p>
          </table:table-cell>
          <table:table-cell office:value-type="float" office:value="114">
            <text:p>114</text:p>
          </table:table-cell>
          <table:table-cell office:value-type="float" office:value="0.705372616984">
            <text:p>0.705372617</text:p>
          </table:table-cell>
          <table:table-cell office:value-type="float" office:value="111.4">
            <text:p>111.4</text:p>
          </table:table-cell>
          <table:table-cell office:value-type="float" office:value="0.718659734258">
            <text:p>0.7186597343</text:p>
          </table:table-cell>
          <table:table-cell office:value-type="float" office:value="113.584">
            <text:p>113.584</text:p>
          </table:table-cell>
          <table:table-cell office:value-type="float" office:value="0.715193529752">
            <text:p>0.7151935298</text:p>
          </table:table-cell>
          <table:table-cell office:value-type="float" office:value="1103">
            <text:p>110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0.686886192952">
            <text:p>0.686886193</text:p>
          </table:table-cell>
          <table:table-cell office:value-type="float" office:value="117">
            <text:p>117</text:p>
          </table:table-cell>
          <table:table-cell office:value-type="float" office:value="0.717504332756">
            <text:p>0.7175043328</text:p>
          </table:table-cell>
          <table:table-cell office:value-type="float" office:value="114.4">
            <text:p>114.4</text:p>
          </table:table-cell>
          <table:table-cell office:value-type="float" office:value="0.718082033507">
            <text:p>0.7180820335</text:p>
          </table:table-cell>
          <table:table-cell office:value-type="float" office:value="116.589">
            <text:p>116.589</text:p>
          </table:table-cell>
          <table:table-cell office:value-type="float" office:value="0.700751010976">
            <text:p>0.700751011</text:p>
          </table:table-cell>
          <table:table-cell office:value-type="float" office:value="1133">
            <text:p>1133</text:p>
          </table:table-cell>
          <table:table-cell office:value-type="float" office:value="0.706528018486">
            <text:p>0.7065280185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0.698440207972">
            <text:p>0.698440208</text:p>
          </table:table-cell>
          <table:table-cell office:value-type="float" office:value="120">
            <text:p>120</text:p>
          </table:table-cell>
          <table:table-cell office:value-type="float" office:value="0.708261120739">
            <text:p>0.7082611207</text:p>
          </table:table-cell>
          <table:table-cell office:value-type="float" office:value="117.4">
            <text:p>117.4</text:p>
          </table:table-cell>
          <table:table-cell office:value-type="float" office:value="0.702484113229">
            <text:p>0.7024841132</text:p>
          </table:table-cell>
          <table:table-cell office:value-type="float" office:value="119.594">
            <text:p>119.594</text:p>
          </table:table-cell>
          <table:table-cell office:value-type="float" office:value="0.719237435009">
            <text:p>0.719237435</text:p>
          </table:table-cell>
          <table:table-cell office:value-type="float" office:value="1163">
            <text:p>1163</text:p>
          </table:table-cell>
          <table:table-cell office:value-type="float" office:value="0.71403812825">
            <text:p>0.7140381283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0.707105719237">
            <text:p>0.7071057192</text:p>
          </table:table-cell>
          <table:table-cell office:value-type="float" office:value="123">
            <text:p>123</text:p>
          </table:table-cell>
          <table:table-cell office:value-type="float" office:value="0.71981513576">
            <text:p>0.7198151358</text:p>
          </table:table-cell>
          <table:table-cell office:value-type="float" office:value="120.4">
            <text:p>120.4</text:p>
          </table:table-cell>
          <table:table-cell office:value-type="float" office:value="0.715193529752">
            <text:p>0.7151935298</text:p>
          </table:table-cell>
          <table:table-cell office:value-type="float" office:value="122.599">
            <text:p>122.599</text:p>
          </table:table-cell>
          <table:table-cell office:value-type="float" office:value="0.719237435009">
            <text:p>0.719237435</text:p>
          </table:table-cell>
          <table:table-cell office:value-type="float" office:value="1193">
            <text:p>1193</text:p>
          </table:table-cell>
          <table:table-cell office:value-type="float" office:value="0.715193529752">
            <text:p>0.7151935298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0.71403812825">
            <text:p>0.7140381283</text:p>
          </table:table-cell>
          <table:table-cell office:value-type="float" office:value="126">
            <text:p>126</text:p>
          </table:table-cell>
          <table:table-cell office:value-type="float" office:value="0.718082033507">
            <text:p>0.7180820335</text:p>
          </table:table-cell>
          <table:table-cell office:value-type="float" office:value="123.4">
            <text:p>123.4</text:p>
          </table:table-cell>
          <table:table-cell office:value-type="float" office:value="0.717504332756">
            <text:p>0.7175043328</text:p>
          </table:table-cell>
          <table:table-cell office:value-type="float" office:value="125.604">
            <text:p>125.604</text:p>
          </table:table-cell>
          <table:table-cell office:value-type="float" office:value="0.716348931254">
            <text:p>0.7163489313</text:p>
          </table:table-cell>
          <table:table-cell office:value-type="float" office:value="1223">
            <text:p>1223</text:p>
          </table:table-cell>
          <table:table-cell office:value-type="float" office:value="0.715771230503">
            <text:p>0.7157712305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0.720392836511">
            <text:p>0.7203928365</text:p>
          </table:table-cell>
          <table:table-cell office:value-type="float" office:value="129">
            <text:p>129</text:p>
          </table:table-cell>
          <table:table-cell office:value-type="float" office:value="0.716926632005">
            <text:p>0.716926632</text:p>
          </table:table-cell>
          <table:table-cell office:value-type="float" office:value="124.4">
            <text:p>124.4</text:p>
          </table:table-cell>
          <table:table-cell office:value-type="float" office:value="0.715193529752">
            <text:p>0.7151935298</text:p>
          </table:table-cell>
          <table:table-cell office:value-type="float" office:value="128.609">
            <text:p>128.609</text:p>
          </table:table-cell>
          <table:table-cell office:value-type="float" office:value="0.711727325246">
            <text:p>0.7117273252</text:p>
          </table:table-cell>
          <table:table-cell office:value-type="float" office:value="1253">
            <text:p>1253</text:p>
          </table:table-cell>
          <table:table-cell office:value-type="float" office:value="0.681686886193">
            <text:p>0.6816868862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0.71403812825">
            <text:p>0.7140381283</text:p>
          </table:table-cell>
          <table:table-cell office:value-type="float" office:value="132">
            <text:p>132</text:p>
          </table:table-cell>
          <table:table-cell office:value-type="float" office:value="0.712305025997">
            <text:p>0.712305026</text:p>
          </table:table-cell>
          <table:table-cell office:value-type="float" office:value="127.4">
            <text:p>127.4</text:p>
          </table:table-cell>
          <table:table-cell office:value-type="float" office:value="0.690930098209">
            <text:p>0.6909300982</text:p>
          </table:table-cell>
          <table:table-cell office:value-type="float" office:value="131.614">
            <text:p>131.614</text:p>
          </table:table-cell>
          <table:table-cell office:value-type="float" office:value="0.715771230503">
            <text:p>0.7157712305</text:p>
          </table:table-cell>
          <table:table-cell office:value-type="float" office:value="1283">
            <text:p>1283</text:p>
          </table:table-cell>
          <table:table-cell office:value-type="float" office:value="0.720392836511">
            <text:p>0.7203928365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0.718082033507">
            <text:p>0.7180820335</text:p>
          </table:table-cell>
          <table:table-cell office:value-type="float" office:value="135">
            <text:p>135</text:p>
          </table:table-cell>
          <table:table-cell office:value-type="float" office:value="0.719237435009">
            <text:p>0.719237435</text:p>
          </table:table-cell>
          <table:table-cell office:value-type="float" office:value="130.4">
            <text:p>130.4</text:p>
          </table:table-cell>
          <table:table-cell office:value-type="float" office:value="0.716926632005">
            <text:p>0.716926632</text:p>
          </table:table-cell>
          <table:table-cell office:value-type="float" office:value="134.619">
            <text:p>134.619</text:p>
          </table:table-cell>
          <table:table-cell office:value-type="float" office:value="0.716348931254">
            <text:p>0.7163489313</text:p>
          </table:table-cell>
          <table:table-cell office:value-type="float" office:value="1313">
            <text:p>1313</text:p>
          </table:table-cell>
          <table:table-cell office:value-type="float" office:value="0.687463893703">
            <text:p>0.6874638937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0.715193529752">
            <text:p>0.7151935298</text:p>
          </table:table-cell>
          <table:table-cell office:value-type="float" office:value="138">
            <text:p>138</text:p>
          </table:table-cell>
          <table:table-cell office:value-type="float" office:value="0.718659734258">
            <text:p>0.7186597343</text:p>
          </table:table-cell>
          <table:table-cell office:value-type="float" office:value="133.4">
            <text:p>133.4</text:p>
          </table:table-cell>
          <table:table-cell office:value-type="float" office:value="0.715771230503">
            <text:p>0.7157712305</text:p>
          </table:table-cell>
          <table:table-cell office:value-type="float" office:value="137.624">
            <text:p>137.624</text:p>
          </table:table-cell>
          <table:table-cell office:value-type="float" office:value="0.715771230503">
            <text:p>0.7157712305</text:p>
          </table:table-cell>
          <table:table-cell office:value-type="float" office:value="1343">
            <text:p>1343</text:p>
          </table:table-cell>
          <table:table-cell office:value-type="float" office:value="0.720970537262">
            <text:p>0.7209705373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0.716348931254">
            <text:p>0.7163489313</text:p>
          </table:table-cell>
          <table:table-cell office:value-type="float" office:value="141">
            <text:p>141</text:p>
          </table:table-cell>
          <table:table-cell office:value-type="float" office:value="0.718082033507">
            <text:p>0.7180820335</text:p>
          </table:table-cell>
          <table:table-cell office:value-type="float" office:value="136.5">
            <text:p>136.5</text:p>
          </table:table-cell>
          <table:table-cell office:value-type="float" office:value="0.70883882149">
            <text:p>0.7088388215</text:p>
          </table:table-cell>
          <table:table-cell office:value-type="float" office:value="140.629">
            <text:p>140.629</text:p>
          </table:table-cell>
          <table:table-cell office:value-type="float" office:value="0.717504332756">
            <text:p>0.7175043328</text:p>
          </table:table-cell>
          <table:table-cell office:value-type="float" office:value="1373">
            <text:p>1373</text:p>
          </table:table-cell>
          <table:table-cell office:value-type="float" office:value="0.716348931254">
            <text:p>0.7163489313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0.719237435009">
            <text:p>0.719237435</text:p>
          </table:table-cell>
          <table:table-cell office:value-type="float" office:value="144">
            <text:p>144</text:p>
          </table:table-cell>
          <table:table-cell office:value-type="float" office:value="0.715771230503">
            <text:p>0.7157712305</text:p>
          </table:table-cell>
          <table:table-cell office:value-type="float" office:value="139.4">
            <text:p>139.4</text:p>
          </table:table-cell>
          <table:table-cell office:value-type="float" office:value="0.716348931254">
            <text:p>0.7163489313</text:p>
          </table:table-cell>
          <table:table-cell office:value-type="float" office:value="143.634">
            <text:p>143.634</text:p>
          </table:table-cell>
          <table:table-cell office:value-type="float" office:value="0.716926632005">
            <text:p>0.716926632</text:p>
          </table:table-cell>
          <table:table-cell office:value-type="float" office:value="1403">
            <text:p>1403</text:p>
          </table:table-cell>
          <table:table-cell office:value-type="float" office:value="0.719237435009">
            <text:p>0.7192374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12882726748">
            <text:p>0.7128827267</text:p>
          </table:table-cell>
          <table:table-cell office:value-type="float" office:value="147">
            <text:p>147</text:p>
          </table:table-cell>
          <table:table-cell office:value-type="float" office:value="0.717504332756">
            <text:p>0.7175043328</text:p>
          </table:table-cell>
          <table:table-cell office:value-type="float" office:value="142.4">
            <text:p>142.4</text:p>
          </table:table-cell>
          <table:table-cell office:value-type="float" office:value="0.718659734258">
            <text:p>0.7186597343</text:p>
          </table:table-cell>
          <table:table-cell office:value-type="float" office:value="146.639">
            <text:p>146.639</text:p>
          </table:table-cell>
          <table:table-cell office:value-type="float" office:value="0.716926632005">
            <text:p>0.716926632</text:p>
          </table:table-cell>
          <table:table-cell office:value-type="float" office:value="1433">
            <text:p>1433</text:p>
          </table:table-cell>
          <table:table-cell office:value-type="float" office:value="0.721548238013">
            <text:p>0.721548238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0.714615829001">
            <text:p>0.714615829</text:p>
          </table:table-cell>
          <table:table-cell office:value-type="float" office:value="150">
            <text:p>150</text:p>
          </table:table-cell>
          <table:table-cell office:value-type="float" office:value="0.718082033507">
            <text:p>0.7180820335</text:p>
          </table:table-cell>
          <table:table-cell office:value-type="float" office:value="145.4">
            <text:p>145.4</text:p>
          </table:table-cell>
          <table:table-cell office:value-type="float" office:value="0.718659734258">
            <text:p>0.7186597343</text:p>
          </table:table-cell>
          <table:table-cell office:value-type="float" office:value="149.644">
            <text:p>149.644</text:p>
          </table:table-cell>
          <table:table-cell office:value-type="float" office:value="0.716348931254">
            <text:p>0.7163489313</text:p>
          </table:table-cell>
          <table:table-cell office:value-type="float" office:value="1463">
            <text:p>1463</text:p>
          </table:table-cell>
          <table:table-cell office:value-type="float" office:value="0.707105719237">
            <text:p>0.7071057192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0.718659734258">
            <text:p>0.7186597343</text:p>
          </table:table-cell>
          <table:table-cell office:value-type="float" office:value="153">
            <text:p>153</text:p>
          </table:table-cell>
          <table:table-cell office:value-type="float" office:value="0.712882726748">
            <text:p>0.7128827267</text:p>
          </table:table-cell>
          <table:table-cell office:value-type="float" office:value="148.4">
            <text:p>148.4</text:p>
          </table:table-cell>
          <table:table-cell office:value-type="float" office:value="0.709994222992">
            <text:p>0.709994223</text:p>
          </table:table-cell>
          <table:table-cell office:value-type="float" office:value="152.649">
            <text:p>152.649</text:p>
          </table:table-cell>
          <table:table-cell office:value-type="float" office:value="0.694974003466">
            <text:p>0.6949740035</text:p>
          </table:table-cell>
          <table:table-cell office:value-type="float" office:value="1493">
            <text:p>149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table:number-columns-repeated="7"/>
          <table:table-cell>
            <draw:frame table:end-cell-address="Sheet1.O74" table:end-x="0.576in" table:end-y="0.1098in" draw:z-index="1" draw:style-name="gr1" draw:text-style-name="P1" svg:width="6.2988in" svg:height="3.5429in" svg:x="0.5004in" svg:y="0.1232in">
              <draw:object draw:notify-on-update-of-ranges="Sheet1.A57:Sheet1.A63 Sheet1.B57:Sheet1.B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umber of Niches</text:p>
          </table:table-cell>
          <table:table-cell office:value-type="string">
            <text:p>Error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4016">
            <text:p>13.401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913043478">
            <text:p>2.259130434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36">
            <text:p>1.23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36">
            <text:p>0.23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eneration</text:p>
          </table:table-cell>
          <table:table-cell office:value-type="string">
            <text:p>Trial 0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2"/>
          <table:table-cell>
            <draw:frame table:end-cell-address="Sheet1.P97" table:end-x="0.5272in" table:end-y="0.0028in" draw:z-index="0" draw:style-name="gr1" draw:text-style-name="P1" svg:width="5.5976in" svg:height="3.5457in" svg:x="0.2634in" svg:y="0.0134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2/11/2014</text:date>, <text:time>12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9:24:45.35</meta:creation-date>
    <dc:date>2014-12-11T12:00:50.36</dc:date>
    <meta:editing-duration>PT2H35M57S</meta:editing-duration>
    <meta:editing-cycles>18</meta:editing-cycles>
    <meta:generator>OpenOffice/4.1.1$Win32 OpenOffice.org_project/411m6$Build-9775</meta:generator>
    <meta:document-statistic meta:table-count="3" meta:cell-count="20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Clustering Error vs. Number of Niches</text:p>
        </chart:title>
        <chart:plot-area chart:style-name="ch3" table:cell-range-address="Sheet1.A57:Sheet1.B63" chart:data-source-has-labels="row" svg:x="1.358cm" svg:y="1.635cm" svg:width="14.002cm" svg:height="6.177cm">
          <chartooo:coordinate-region svg:x="1.979cm" svg:y="1.847cm" svg:width="13.287cm" svg:height="5.292cm"/>
          <chart:axis chart:dimension="x" chart:name="primary-x" chart:style-name="ch4">
            <chart:title svg:x="6.979cm" svg:y="7.993cm" chart:style-name="ch5">
              <text:p>Number of Niches</text:p>
            </chart:title>
          </chart:axis>
          <chart:axis chart:dimension="y" chart:name="primary-y" chart:style-name="ch4">
            <chart:title svg:x="0.451cm" svg:y="5.137cm" chart:style-name="ch6">
              <text:p>Error</text:p>
            </chart:title>
            <chart:grid chart:style-name="ch7" chart:class="major"/>
          </chart:axis>
          <chart:series chart:style-name="ch8" chart:values-cell-range-address="Sheet1.B57:Sheet1.B63" chart:label-cell-address="Sheet1.A57:Sheet1.A6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</text:list>
                <draw:g>
                  <svg:desc>Sheet1.A57:Sheet1.A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016">
                <text:p>13.4016</text:p>
                <draw:g>
                  <svg:desc>Sheet1.B57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913043478">
                <text:p>2.2591304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tick-marks-major-inner="true" chart:tick-marks-major-outer="false" chart:logarithmic="false" chart:text-overlap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19cm" svg:height="9.007cm" xlink:href="." xlink:type="simple" chart:class="chart:line" chart:style-name="ch1">
        <chart:title svg:x="3.732cm" svg:y="0.316cm" chart:style-name="ch2">
          <text:p>Number of Niches vs. Generations</text:p>
        </chart:title>
        <chart:legend svg:x="11.771cm" svg:y="3.352cm" style:legend-expansion="custom" chartooo:width="2.309cm" chartooo:height="2.196cm" style:legend-expansion-aspect-ratio="1.05145719489982" chart:style-name="ch3"/>
        <chart:plot-area chart:style-name="ch4" chart:data-source-has-labels="both" svg:x="0.604cm" svg:y="1.633cm" svg:width="11.136cm" svg:height="6.18cm">
          <chartooo:coordinate-region svg:x="1.331cm" svg:y="1.845cm" svg:width="10.25cm" svg:height="5.445cm"/>
          <chart:axis chart:dimension="x" chart:name="primary-x" chart:style-name="ch5" chartooo:axis-type="auto">
            <chartooo:date-scale/>
            <chart:title svg:x="5.215cm" svg:y="7.994cm" chart:style-name="ch6">
              <text:p>Generations</text:p>
            </chart:title>
            <chart:categories table:cell-range-address="local-table.$A$2:.$A$256"/>
          </chart:axis>
          <chart:axis chart:dimension="y" chart:name="primary-y" chart:style-name="ch7">
            <chart:title svg:x="-0.018cm" svg:y="5.603cm" chart:style-name="ch8">
              <text:p># of Niches</text:p>
            </chart:title>
            <chart:grid chart:style-name="ch9" chart:class="major"/>
          </chart:axis>
          <chart:series chart:style-name="ch10" chart:values-cell-range-address="local-table.$B$2:.$B$256" chart:label-cell-address="local-table.$B$1" chart:class="chart:line">
            <chart:data-point chart:repeated="255"/>
          </chart:series>
          <chart:series chart:style-name="ch11" chart:values-cell-range-address="local-table.$C$2:.$C$256" chart:label-cell-address="local-table.$C$1" chart:class="chart:line">
            <chart:data-point chart:repeated="255"/>
          </chart:series>
          <chart:series chart:style-name="ch12" chart:values-cell-range-address="local-table.$D$2:.$D$256" chart:label-cell-address="local-table.$D$1" chart:class="chart:line">
            <chart:data-point chart:repeated="255"/>
          </chart:series>
          <chart:series chart:style-name="ch13" chart:values-cell-range-address="local-table.$E$2:.$E$256" chart:label-cell-address="local-table.$E$1" chart:class="chart:line">
            <chart:data-point chart:repeated="2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l 0</text:p>
              </table:table-cell>
              <table:table-cell office:value-type="string">
                <text:p>Trial 1</text:p>
              </table:table-cell>
              <table:table-cell office:value-type="string">
                <text:p>Trial 2</text:p>
              </table:table-cell>
              <table:table-cell office:value-type="string">
                <text:p>Trial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>1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>1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>2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>2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